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800080" loext:opacity="100%" fo:font-size="14pt" officeooo:rsid="000dd98e" officeooo:paragraph-rsid="000dd98e" style:font-size-asian="14pt" style:font-size-complex="14pt"/>
    </style:style>
    <style:style style:name="P2" style:family="paragraph" style:parent-style-name="Standard">
      <style:text-properties fo:font-size="14pt" officeooo:rsid="000dd98e" officeooo:paragraph-rsid="000dd98e" style:font-size-asian="14pt" style:font-size-complex="14pt"/>
    </style:style>
    <style:style style:name="P3" style:family="paragraph" style:parent-style-name="Standard">
      <style:text-properties fo:font-size="14pt" officeooo:rsid="000fb42b" officeooo:paragraph-rsid="000fb42b" style:font-size-asian="14pt" style:font-size-complex="14pt"/>
    </style:style>
    <style:style style:name="P4" style:family="paragraph" style:parent-style-name="Standard">
      <style:text-properties fo:font-size="14pt" officeooo:rsid="00101b27" officeooo:paragraph-rsid="00101b27" style:font-size-asian="14pt" style:font-size-complex="14pt"/>
    </style:style>
    <style:style style:name="P5" style:family="paragraph" style:parent-style-name="Standard">
      <style:text-properties officeooo:rsid="00101b27" officeooo:paragraph-rsid="00101b27"/>
    </style:style>
    <style:style style:name="P6" style:family="paragraph" style:parent-style-name="Standard">
      <style:text-properties fo:font-size="14pt" officeooo:rsid="0010af26" officeooo:paragraph-rsid="0010af26" style:font-size-asian="14pt" style:font-size-complex="14pt"/>
    </style:style>
    <style:style style:name="T1" style:family="text">
      <style:text-properties officeooo:rsid="000fb42b"/>
    </style:style>
    <style:style style:name="T2" style:family="text">
      <style:text-properties officeooo:rsid="00101b27"/>
    </style:style>
    <style:style style:name="T3" style:family="text">
      <style:text-properties officeooo:rsid="00144007"/>
    </style:style>
    <style:style style:name="T4" style:family="text">
      <style:text-properties officeooo:rsid="0010af26"/>
    </style:style>
    <style:style style:name="T5" style:family="text">
      <style:text-properties officeooo:rsid="0012ee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tazione S1L2</text:p>
      <text:p text:style-name="P2"/>
      <text:p text:style-name="P2">128.1.6.5/12 <text:s text:c="3"/><text:span text:style-name="T1">Classe B</text:span></text:p>
      <text:p text:style-name="P2">11111111.11110000.00000000.00000000</text:p>
      <text:p text:style-name="P2">256-240=16</text:p>
      <text:p text:style-name="P3">IP Network: 128.0.0.0</text:p>
      <text:p text:style-name="P3">IP Gateway: 128.0.0.1</text:p>
      <text:p text:style-name="P3">IP Broadcast: 128.15.255.255</text:p>
      <text:p text:style-name="P3">Ottetti per gli host: Gli ultimi 20 bit</text:p>
      <text:p text:style-name="P3">Ottetti per la network: I primi 12 bit</text:p>
      <text:p text:style-name="P3"/>
      <text:p text:style-name="P3"/>
      <text:p text:style-name="P3">200.1.2.3/24 <text:s text:c="4"/>Classe C</text:p>
      <text:p text:style-name="P3">11111111.11111111.11111111.00000000</text:p>
      <text:p text:style-name="P3">256-255=1</text:p>
      <text:p text:style-name="P3">IP Network: 200.1.2.0</text:p>
      <text:p text:style-name="P3">IP Gateway: <text:span text:style-name="T2">200.1.2.1</text:span></text:p>
      <text:p text:style-name="P3">IP Broadcast: 200.1.2.255</text:p>
      <text:p text:style-name="P4">Ottetti per gli host: 1</text:p>
      <text:p text:style-name="P4">Ottetti per la network: 3</text:p>
      <text:p text:style-name="P4"/>
      <text:p text:style-name="P4"/>
      <text:p text:style-name="P4">192.192.1.1/22 <text:s text:c="3"/>Classe C</text:p>
      <text:p text:style-name="P4">11111111.11111111.11111100.00000000</text:p>
      <text:p text:style-name="P4">256-252=4</text:p>
      <text:p text:style-name="P4">IP Network: 192.192.0.0</text:p>
      <text:p text:style-name="P4">IP Gateway: 192.192.0.1</text:p>
      <text:p text:style-name="P4">IP Broadcast: 192.192.<text:span text:style-name="T3">3</text:span>.255</text:p>
      <text:p text:style-name="P4">Ottetti per gli host: Gli ultimi 10 bit</text:p>
      <text:p text:style-name="P4">Ottetti per la network: I primi 22 bit</text:p>
      <text:p text:style-name="P4"/>
      <text:p text:style-name="P4"/>
      <text:p text:style-name="P4">126.5.4.3/9 <text:s text:c="3"/>Classe A</text:p>
      <text:p text:style-name="P4">11111111.10000000.00000000.00000000</text:p>
      <text:p text:style-name="P4">256-128=128</text:p>
      <text:p text:style-name="P4">IP Network: 126.0.0.0</text:p>
      <text:p text:style-name="P4">IP Gateway: 126.0.0.1</text:p>
      <text:p text:style-name="P4">IP Broadcast: 126.127.255.255</text:p>
      <text:p text:style-name="P4">Ottetti per gli host: Gli ultimi 23 bit</text:p>
      <text:p text:style-name="P4">Ottetti per la network: I primi 9 bit</text:p>
      <text:p text:style-name="P4"/>
      <text:p text:style-name="P4"/>
      <text:p text:style-name="P5"/>
      <text:p text:style-name="P5"/>
      <text:p text:style-name="P4"/>
      <text:p text:style-name="P4"><text:soft-page-break/>200.1.9.8/24 <text:s text:c="3"/><text:span text:style-name="T4">Classe C</text:span></text:p>
      <text:p text:style-name="P6">11111111.11111111.11111111.00000000</text:p>
      <text:p text:style-name="P6">256-255=1</text:p>
      <text:p text:style-name="P6">IP Network: 200.1.9.0</text:p>
      <text:p text:style-name="P6">IP Gateway: 200.1.9.1</text:p>
      <text:p text:style-name="P6">IP Broadcast: 200.1.9.255</text:p>
      <text:p text:style-name="P6">Ottetti per gli host: 1</text:p>
      <text:p text:style-name="P6">Ottetti per la network: 3</text:p>
      <text:p text:style-name="P6"/>
      <text:p text:style-name="P6"/>
      <text:p text:style-name="P6">172.16.0.4/16 <text:s text:c="2"/><text:span text:style-name="T5">Classe B</text:span></text:p>
      <text:p text:style-name="P6">11111111.11111111.00000000.00000000</text:p>
      <text:p text:style-name="P6">256-255=1</text:p>
      <text:p text:style-name="P6">IP Network: 172.16.0.0</text:p>
      <text:p text:style-name="P6">IP Gateway: 172.16.0.1</text:p>
      <text:p text:style-name="P6">IP Broadcast: 172.16.255.255</text:p>
      <text:p text:style-name="P6">Ottetti per gli host: 2</text:p>
      <text:p text:style-name="P6">Ottetti per la network: 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4:49:18.482000000</meta:creation-date>
    <dc:date>2024-10-01T16:13:22.179000000</dc:date>
    <meta:editing-duration>PT17M20S</meta:editing-duration>
    <meta:editing-cycles>3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49" meta:word-count="164" meta:character-count="1225" meta:non-whitespace-character-count="1092"/>
  </office:meta>
</office:document-meta>
</file>